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6373" table:default-cell-style-name="ce1"/>
        <table:table-row table:style-name="ro1">
          <table:table-cell office:value-type="string" table:number-columns-spanned="5" table:number-rows-spanned="1" table:style-name="ce9">
            <text:p>Исходный текст программы с Send | Recv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1" table:style-name="ce9">
            <text:p>С ООП, Send и Recv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3">
            <text:p>Количество процессов</text:p>
          </table:table-cell>
          <table:table-cell office:value-type="string" table:number-columns-spanned="4" table:number-rows-spanned="1" table:style-name="ce9">
            <text:p>Количество интервалов|Time estimating</text:p>
          </table:table-cell>
          <table:covered-table-cell table:number-columns-repeated="3"/>
          <table:table-cell table:style-name="ce2"/>
          <table:table-cell office:value-type="string" table:style-name="ce3">
            <text:p>Количество процессов</text:p>
          </table:table-cell>
          <table:table-cell office:value-type="string" table:number-columns-spanned="4" table:number-rows-spanned="1" table:style-name="ce9">
            <text:p>Количество интервалов|Time estimating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3"/>
          <table:table-cell office:value-type="float" office:value="100" table:style-name="ce4">
            <text:p>100</text:p>
          </table:table-cell>
          <table:table-cell office:value-type="float" office:value="1000" table:style-name="ce4">
            <text:p>1000</text:p>
          </table:table-cell>
          <table:table-cell office:value-type="float" office:value="10000" table:style-name="ce4">
            <text:p>10000</text:p>
          </table:table-cell>
          <table:table-cell office:value-type="float" office:value="100000" table:style-name="ce4">
            <text:p>100000</text:p>
          </table:table-cell>
          <table:table-cell table:style-name="ce2"/>
          <table:table-cell table:style-name="ce3"/>
          <table:table-cell office:value-type="float" office:value="100" table:style-name="ce4">
            <text:p>100</text:p>
          </table:table-cell>
          <table:table-cell office:value-type="float" office:value="1000" table:style-name="ce4">
            <text:p>1000</text:p>
          </table:table-cell>
          <table:table-cell office:value-type="float" office:value="10000" table:style-name="ce4">
            <text:p>10000</text:p>
          </table:table-cell>
          <table:table-cell office:value-type="float" office:value="100000" table:style-name="ce4">
            <text:p>1000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Последовательный</text:p>
          </table:table-cell>
          <table:table-cell office:value-type="float" office:value="4.8999999999999998E-5" table:style-name="ce5">
            <text:p>4,900E-05</text:p>
          </table:table-cell>
          <table:table-cell office:value-type="float" office:value="6.8999999999999997E-5" table:style-name="ce5">
            <text:p>6,900E-05</text:p>
          </table:table-cell>
          <table:table-cell office:value-type="float" office:value="4.7199999999999998E-4" table:style-name="ce5">
            <text:p>4,720E-04</text:p>
          </table:table-cell>
          <table:table-cell office:value-type="float" office:value="4.5649999999999996E-3" table:style-name="ce5">
            <text:p>4,565E-03</text:p>
          </table:table-cell>
          <table:table-cell table:style-name="ce2"/>
          <table:table-cell office:value-type="string" table:style-name="ce3">
            <text:p>Последовательный</text:p>
          </table:table-cell>
          <table:table-cell office:value-type="float" office:value="6.0999999999999999E-5" table:style-name="ce5">
            <text:p>6,100E-05</text:p>
          </table:table-cell>
          <table:table-cell office:value-type="float" office:value="6.0999999999999999E-5" table:style-name="ce5">
            <text:p>6,100E-05</text:p>
          </table:table-cell>
          <table:table-cell office:value-type="float" office:value="8.8599999999999996E-4" table:style-name="ce5">
            <text:p>8,860E-04</text:p>
          </table:table-cell>
          <table:table-cell office:value-type="float" office:value="6.8630000000000002E-3" table:style-name="ce5">
            <text:p>6,863E-0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2 процесса</text:p>
          </table:table-cell>
          <table:table-cell office:value-type="float" office:value="1.7225000000000001E-2" table:style-name="ce5">
            <text:p>1,723E-02</text:p>
          </table:table-cell>
          <table:table-cell office:value-type="float" office:value="7.7999999999999999E-5" table:style-name="ce5">
            <text:p>7,800E-05</text:p>
          </table:table-cell>
          <table:table-cell office:value-type="float" office:value="5.0850000000000001E-3" table:style-name="ce5">
            <text:p>5,085E-03</text:p>
          </table:table-cell>
          <table:table-cell office:value-type="float" office:value="2.568E-3" table:style-name="ce5">
            <text:p>2,568E-03</text:p>
          </table:table-cell>
          <table:table-cell table:style-name="ce2"/>
          <table:table-cell office:value-type="string" table:style-name="ce3">
            <text:p>2 процесса</text:p>
          </table:table-cell>
          <table:table-cell office:value-type="float" office:value="3.0669999999999998E-3" table:style-name="ce5">
            <text:p>3,067E-03</text:p>
          </table:table-cell>
          <table:table-cell office:value-type="float" office:value="9.7E-5" table:style-name="ce5">
            <text:p>9,700E-05</text:p>
          </table:table-cell>
          <table:table-cell office:value-type="float" office:value="2.4000000000000001E-4" table:style-name="ce5">
            <text:p>2,400E-04</text:p>
          </table:table-cell>
          <table:table-cell office:value-type="float" office:value="1.5410000000000001E-3" table:style-name="ce5">
            <text:p>1,541E-0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 процесса</text:p>
          </table:table-cell>
          <table:table-cell office:value-type="float" office:value="6.9536000000000001E-2" table:style-name="ce5">
            <text:p>6,954E-02</text:p>
          </table:table-cell>
          <table:table-cell office:value-type="float" office:value="6.4445000000000002E-2" table:style-name="ce5">
            <text:p>6,445E-02</text:p>
          </table:table-cell>
          <table:table-cell office:value-type="float" office:value="2.3567999999999999E-2" table:style-name="ce5">
            <text:p>2,357E-02</text:p>
          </table:table-cell>
          <table:table-cell office:value-type="float" office:value="9.5625000000000002E-2" table:style-name="ce5">
            <text:p>9,563E-02</text:p>
          </table:table-cell>
          <table:table-cell table:style-name="ce2"/>
          <table:table-cell office:value-type="string" table:style-name="ce3">
            <text:p>3 процесса</text:p>
          </table:table-cell>
          <table:table-cell office:value-type="float" office:value="1.2673E-2" table:style-name="ce5">
            <text:p>1,267E-02</text:p>
          </table:table-cell>
          <table:table-cell office:value-type="float" office:value="8.7000000000000001E-5" table:style-name="ce5">
            <text:p>8,700E-05</text:p>
          </table:table-cell>
          <table:table-cell office:value-type="float" office:value="1.9699999999999999E-4" table:style-name="ce5">
            <text:p>1,970E-04</text:p>
          </table:table-cell>
          <table:table-cell office:value-type="float" office:value="1.207E-3" table:style-name="ce5">
            <text:p>1,207E-0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4 процесса</text:p>
          </table:table-cell>
          <table:table-cell office:value-type="float" office:value="8.9160000000000003E-3" table:style-name="ce5">
            <text:p>8,916E-03</text:p>
          </table:table-cell>
          <table:table-cell office:value-type="float" office:value="3.1330999999999998E-2" table:style-name="ce5">
            <text:p>3,133E-02</text:p>
          </table:table-cell>
          <table:table-cell office:value-type="float" office:value="1.8200000000000001E-2" table:style-name="ce5">
            <text:p>1,820E-02</text:p>
          </table:table-cell>
          <table:table-cell office:value-type="float" office:value="2.7688000000000001E-2" table:style-name="ce5">
            <text:p>2,769E-02</text:p>
          </table:table-cell>
          <table:table-cell table:style-name="ce2"/>
          <table:table-cell office:value-type="string" table:style-name="ce3">
            <text:p>4 процесса</text:p>
          </table:table-cell>
          <table:table-cell office:value-type="float" office:value="2.8742E-2" table:style-name="ce5">
            <text:p>2,874E-02</text:p>
          </table:table-cell>
          <table:table-cell office:value-type="float" office:value="9.7E-5" table:style-name="ce5">
            <text:p>9,700E-05</text:p>
          </table:table-cell>
          <table:table-cell office:value-type="float" office:value="1.7699999999999999E-4" table:style-name="ce5">
            <text:p>1,770E-04</text:p>
          </table:table-cell>
          <table:table-cell office:value-type="float" office:value="1.0430000000000001E-3" table:style-name="ce5">
            <text:p>1,043E-0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AVERAGE INTEGRAL</text:p>
          </table:table-cell>
          <table:table-cell office:value-type="float" office:value="1.19679005688257" table:formula="of:=AVERAGE([.B10]; [.B12]; [.B14]; [.B16] )" table:style-name="ce7">
            <text:p>1,197E+00</text:p>
          </table:table-cell>
          <table:table-cell office:value-type="float" office:value="1.1967817137771" table:formula="of:=AVERAGE([.C10]; [.C12]; [.C14]; [.C16] )" table:style-name="ce7">
            <text:p>1,197E+00</text:p>
          </table:table-cell>
          <table:table-cell office:value-type="float" office:value="1.1967816303464576" table:formula="of:=AVERAGE([.D10]; [.D12]; [.D14]; [.D16] )" table:style-name="ce7">
            <text:p>1,197E+00</text:p>
          </table:table-cell>
          <table:table-cell office:value-type="float" office:value="1.1967816295121476" table:formula="of:=AVERAGE([.E10]; [.E12]; [.E14]; [.E16] )" table:style-name="ce7">
            <text:p>1,197E+00</text:p>
          </table:table-cell>
          <table:table-cell table:style-name="ce2"/>
          <table:table-cell office:value-type="string" table:style-name="ce6">
            <text:p>AVERAGE INTEGRAL</text:p>
          </table:table-cell>
          <table:table-cell office:value-type="float" office:value="1.0121248353779699" table:formula="of:=AVERAGE([.H10]; [.H12]; [.H14]; [.H16] )" table:style-name="ce7">
            <text:p>1,012E+00</text:p>
          </table:table-cell>
          <table:table-cell office:value-type="float" office:value="1.01333464217497" table:formula="of:=AVERAGE([.I10]; [.I12]; [.I14]; [.I16] )" table:style-name="ce7">
            <text:p>1,013E+00</text:p>
          </table:table-cell>
          <table:table-cell office:value-type="float" office:value="1.01224164510026" table:formula="of:=AVERAGE([.J10]; [.J12]; [.J14]; [.J16] )" table:style-name="ce7">
            <text:p>1,012E+00</text:p>
          </table:table-cell>
          <table:table-cell office:value-type="float" office:value="1.0121321913686476" table:formula="of:=AVERAGE([.K10]; [.K12]; [.K14]; [.K16] )" table:style-name="ce7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VERAGE ERROR</text:p>
          </table:table-cell>
          <table:table-cell office:value-type="float" office:value="8.4273788478500001E-6" table:formula="of:=AVERAGE([.B11];[.B13];[.B15];[.B17])" table:style-name="ce5">
            <text:p>8,427E-06</text:p>
          </table:table-cell>
          <table:table-cell office:value-type="float" office:value="8.4273376799999991E-8" table:formula="of:=AVERAGE([.C11];[.C13];[.C15];[.C17])" table:style-name="ce5">
            <text:p>8,427E-08</text:p>
          </table:table-cell>
          <table:table-cell office:value-type="float" office:value="8.4273304999999998E-10" table:formula="of:=AVERAGE([.D11];[.D13];[.D15];[.D17])" table:style-name="ce5">
            <text:p>8,427E-10</text:p>
          </table:table-cell>
          <table:table-cell office:value-type="float" office:value="8.4234250000000013E-12" table:formula="of:=AVERAGE([.E11];[.E13];[.E15];[.E17])" table:style-name="ce5">
            <text:p>8,423E-12</text:p>
          </table:table-cell>
          <table:table-cell table:style-name="ce2"/>
          <table:table-cell office:value-type="string" table:style-name="ce3">
            <text:p>AVERAGE ERROR</text:p>
          </table:table-cell>
          <table:table-cell office:value-type="float" office:value="4.7909138565499993E-6" table:formula="of:=AVERAGE([.H11];[.H13];[.H15];[.H17])" table:style-name="ce5">
            <text:p>4,791E-06</text:p>
          </table:table-cell>
          <table:table-cell office:value-type="float" office:value="1.2145977108532499E-3" table:formula="of:=AVERAGE([.I11];[.I13];[.I15];[.I17])" table:style-name="ce5">
            <text:p>1,215E-03</text:p>
          </table:table-cell>
          <table:table-cell office:value-type="float" office:value="1.216006361434E-4" table:formula="of:=AVERAGE([.J11];[.J13];[.J15];[.J17])" table:style-name="ce5">
            <text:p>1,216E-04</text:p>
          </table:table-cell>
          <table:table-cell office:value-type="float" office:value="1.2146904531375001E-5" table:formula="of:=AVERAGE([.K11];[.K13];[.K15];[.K17])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Integral</text:p>
          </table:table-cell>
          <table:table-cell office:value-type="float" office:value="1.19679005688257" table:style-name="ce8">
            <text:p>1,197E+00</text:p>
          </table:table-cell>
          <table:table-cell office:value-type="float" office:value="1.1967817137771" table:style-name="ce8">
            <text:p>1,197E+00</text:p>
          </table:table-cell>
          <table:table-cell office:value-type="float" office:value="1.19678163034645" table:style-name="ce8">
            <text:p>1,197E+00</text:p>
          </table:table-cell>
          <table:table-cell office:value-type="float" office:value="1.1967816295121401" table:style-name="ce8">
            <text:p>1,197E+00</text:p>
          </table:table-cell>
          <table:table-cell table:style-name="ce2"/>
          <table:table-cell office:value-type="string" table:style-name="ce6">
            <text:p>Integral</text:p>
          </table:table-cell>
          <table:table-cell office:value-type="float" office:value="1.0121248353779699" table:style-name="ce8">
            <text:p>1,012E+00</text:p>
          </table:table-cell>
          <table:table-cell office:value-type="float" office:value="1.01333464217497" table:style-name="ce8">
            <text:p>1,013E+00</text:p>
          </table:table-cell>
          <table:table-cell office:value-type="float" office:value="1.01224164510026" table:style-name="ce8">
            <text:p>1,012E+00</text:p>
          </table:table-cell>
          <table:table-cell office:value-type="float" office:value="1.0121321913686501" table:style-name="ce8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8.4273788477999998E-6" table:style-name="ce5">
            <text:p>8,427E-06</text:p>
          </table:table-cell>
          <table:table-cell office:value-type="float" office:value="8.4273376199999994E-8" table:style-name="ce5">
            <text:p>8,427E-08</text:p>
          </table:table-cell>
          <table:table-cell office:value-type="float" office:value="8.4272890000000001E-10" table:style-name="ce5">
            <text:p>8,427E-10</text:p>
          </table:table-cell>
          <table:table-cell office:value-type="float" office:value="8.4143000000000006E-12" table:style-name="ce5">
            <text:p>8,414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1.2145977108534E-3" table:style-name="ce5">
            <text:p>1,215E-03</text:p>
          </table:table-cell>
          <table:table-cell office:value-type="float" office:value="1.2160063614119999E-4" table:style-name="ce5">
            <text:p>1,216E-04</text:p>
          </table:table-cell>
          <table:table-cell office:value-type="float" office:value="1.2146904531200001E-5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tegral</text:p>
          </table:table-cell>
          <table:table-cell office:value-type="float" office:value="1.19679005688257" table:style-name="ce5">
            <text:p>1,197E+00</text:p>
          </table:table-cell>
          <table:table-cell office:value-type="float" office:value="1.1967817137771" table:style-name="ce5">
            <text:p>1,197E+00</text:p>
          </table:table-cell>
          <table:table-cell office:value-type="float" office:value="1.19678163034646" table:style-name="ce5">
            <text:p>1,197E+00</text:p>
          </table:table-cell>
          <table:table-cell office:value-type="float" office:value="1.1967816295121501" table:style-name="ce5">
            <text:p>1,197E+00</text:p>
          </table:table-cell>
          <table:table-cell table:style-name="ce2"/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333464217497" table:style-name="ce5">
            <text:p>1,013E+00</text:p>
          </table:table-cell>
          <table:table-cell office:value-type="float" office:value="1.01224164510026" table:style-name="ce5">
            <text:p>1,012E+00</text:p>
          </table:table-cell>
          <table:table-cell office:value-type="float" office:value="1.0121321913686501" table:style-name="ce5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8.4273788477999998E-6" table:style-name="ce5">
            <text:p>8,427E-06</text:p>
          </table:table-cell>
          <table:table-cell office:value-type="float" office:value="8.4273377100000002E-8" table:style-name="ce5">
            <text:p>8,427E-08</text:p>
          </table:table-cell>
          <table:table-cell office:value-type="float" office:value="8.4273329999999996E-10" table:style-name="ce5">
            <text:p>8,427E-10</text:p>
          </table:table-cell>
          <table:table-cell office:value-type="float" office:value="8.4229000000000004E-12" table:style-name="ce5">
            <text:p>8,423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3999999E-6" table:style-name="ce5">
            <text:p>4,791E-06</text:p>
          </table:table-cell>
          <table:table-cell office:value-type="float" office:value="1.2145977108529999E-3" table:style-name="ce5">
            <text:p>1,215E-03</text:p>
          </table:table-cell>
          <table:table-cell office:value-type="float" office:value="1.216006361456E-4" table:style-name="ce5">
            <text:p>1,216E-04</text:p>
          </table:table-cell>
          <table:table-cell office:value-type="float" office:value="1.21469045339E-5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tegral</text:p>
          </table:table-cell>
          <table:table-cell office:value-type="float" office:value="1.19679005688257" table:style-name="ce5">
            <text:p>1,197E+00</text:p>
          </table:table-cell>
          <table:table-cell office:value-type="float" office:value="1.1967817137771" table:style-name="ce5">
            <text:p>1,197E+00</text:p>
          </table:table-cell>
          <table:table-cell office:value-type="float" office:value="1.19678163034646" table:style-name="ce5">
            <text:p>1,197E+00</text:p>
          </table:table-cell>
          <table:table-cell office:value-type="float" office:value="1.1967816295121501" table:style-name="ce5">
            <text:p>1,197E+00</text:p>
          </table:table-cell>
          <table:table-cell table:style-name="ce2"/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333464217497" table:style-name="ce5">
            <text:p>1,013E+00</text:p>
          </table:table-cell>
          <table:table-cell office:value-type="float" office:value="1.01224164510026" table:style-name="ce5">
            <text:p>1,012E+00</text:p>
          </table:table-cell>
          <table:table-cell office:value-type="float" office:value="1.0121321913686401" table:style-name="ce5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8.4273788479999995E-6" table:style-name="ce5">
            <text:p>8,427E-06</text:p>
          </table:table-cell>
          <table:table-cell office:value-type="float" office:value="8.4273376800000004E-8" table:style-name="ce5">
            <text:p>8,427E-08</text:p>
          </table:table-cell>
          <table:table-cell office:value-type="float" office:value="8.4273469999999999E-10" table:style-name="ce5">
            <text:p>8,427E-10</text:p>
          </table:table-cell>
          <table:table-cell office:value-type="float" office:value="8.4285000000000003E-12" table:style-name="ce5">
            <text:p>8,429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1.2145977108532001E-3" table:style-name="ce5">
            <text:p>1,215E-03</text:p>
          </table:table-cell>
          <table:table-cell office:value-type="float" office:value="1.216006361427E-4" table:style-name="ce5">
            <text:p>1,216E-04</text:p>
          </table:table-cell>
          <table:table-cell office:value-type="float" office:value="1.2146904528100001E-5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tegral</text:p>
          </table:table-cell>
          <table:table-cell office:value-type="float" office:value="1.19679005688257" table:style-name="ce5">
            <text:p>1,197E+00</text:p>
          </table:table-cell>
          <table:table-cell office:value-type="float" office:value="1.1967817137771" table:style-name="ce5">
            <text:p>1,197E+00</text:p>
          </table:table-cell>
          <table:table-cell office:value-type="float" office:value="1.19678163034646" table:style-name="ce5">
            <text:p>1,197E+00</text:p>
          </table:table-cell>
          <table:table-cell office:value-type="float" office:value="1.1967816295121501" table:style-name="ce5">
            <text:p>1,197E+00</text:p>
          </table:table-cell>
          <table:table-cell table:style-name="ce2"/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333464217497" table:style-name="ce5">
            <text:p>1,013E+00</text:p>
          </table:table-cell>
          <table:table-cell office:value-type="float" office:value="1.01224164510026" table:style-name="ce5">
            <text:p>1,012E+00</text:p>
          </table:table-cell>
          <table:table-cell office:value-type="float" office:value="1.0121321913686501" table:style-name="ce5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8.4273788477999998E-6" table:style-name="ce5">
            <text:p>8,427E-06</text:p>
          </table:table-cell>
          <table:table-cell office:value-type="float" office:value="8.4273377100000002E-8" table:style-name="ce5">
            <text:p>8,427E-08</text:p>
          </table:table-cell>
          <table:table-cell office:value-type="float" office:value="8.4273529999999998E-10" table:style-name="ce5">
            <text:p>8,427E-10</text:p>
          </table:table-cell>
          <table:table-cell office:value-type="float" office:value="8.4279999999999992E-12" table:style-name="ce5">
            <text:p>8,428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1.2145977108534E-3" table:style-name="ce5">
            <text:p>1,215E-03</text:p>
          </table:table-cell>
          <table:table-cell office:value-type="float" office:value="1.216006361441E-4" table:style-name="ce5">
            <text:p>1,216E-04</text:p>
          </table:table-cell>
          <table:table-cell office:value-type="float" office:value="1.21469045323E-5" table:style-name="ce5">
            <text:p>1,215E-05</text:p>
          </table:table-cell>
          <table:table-cell table:number-columns-repeated="16373"/>
        </table:table-row>
        <table:table-row table:number-rows-repeated="5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5" table:number-rows-spanned="1" table:style-name="ce9">
            <text:p>Исходный текст программы с Send | Recv и функцией по варианту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1" table:style-name="ce9">
            <text:p>С Bcast и Reduce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3">
            <text:p>Количество процессов</text:p>
          </table:table-cell>
          <table:table-cell office:value-type="string" table:number-columns-spanned="4" table:number-rows-spanned="1" table:style-name="ce9">
            <text:p>Количество интервалов|Time estimating</text:p>
          </table:table-cell>
          <table:covered-table-cell table:number-columns-repeated="3"/>
          <table:table-cell table:style-name="ce2"/>
          <table:table-cell office:value-type="string" table:style-name="ce3">
            <text:p>Количество процессов</text:p>
          </table:table-cell>
          <table:table-cell office:value-type="string" table:number-columns-spanned="4" table:number-rows-spanned="1" table:style-name="ce9">
            <text:p>Количество интервалов|Time estimating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3"/>
          <table:table-cell office:value-type="float" office:value="100" table:style-name="ce4">
            <text:p>100</text:p>
          </table:table-cell>
          <table:table-cell office:value-type="float" office:value="1000" table:style-name="ce4">
            <text:p>1000</text:p>
          </table:table-cell>
          <table:table-cell office:value-type="float" office:value="10000" table:style-name="ce4">
            <text:p>10000</text:p>
          </table:table-cell>
          <table:table-cell office:value-type="float" office:value="100000" table:style-name="ce4">
            <text:p>100000</text:p>
          </table:table-cell>
          <table:table-cell table:style-name="ce2"/>
          <table:table-cell table:style-name="ce3"/>
          <table:table-cell office:value-type="float" office:value="100" table:style-name="ce4">
            <text:p>100</text:p>
          </table:table-cell>
          <table:table-cell office:value-type="float" office:value="1000" table:style-name="ce4">
            <text:p>1000</text:p>
          </table:table-cell>
          <table:table-cell office:value-type="float" office:value="10000" table:style-name="ce4">
            <text:p>10000</text:p>
          </table:table-cell>
          <table:table-cell office:value-type="float" office:value="100000" table:style-name="ce4">
            <text:p>1000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Последовательный</text:p>
          </table:table-cell>
          <table:table-cell office:value-type="float" office:value="8.7999999999999998E-5" table:style-name="ce5">
            <text:p>8,800E-05</text:p>
          </table:table-cell>
          <table:table-cell office:value-type="float" office:value="1.3200000000000001E-4" table:style-name="ce5">
            <text:p>1,320E-04</text:p>
          </table:table-cell>
          <table:table-cell office:value-type="float" office:value="9.0399999999999996E-4" table:style-name="ce5">
            <text:p>9,040E-04</text:p>
          </table:table-cell>
          <table:table-cell office:value-type="float" office:value="8.7469999999999996E-3" table:style-name="ce5">
            <text:p>8,747E-03</text:p>
          </table:table-cell>
          <table:table-cell table:style-name="ce2"/>
          <table:table-cell office:value-type="string" table:style-name="ce3">
            <text:p>Последовательный</text:p>
          </table:table-cell>
          <table:table-cell office:value-type="float" office:value="1.6699999999999999E-4" table:style-name="ce5">
            <text:p>1,670E-04</text:p>
          </table:table-cell>
          <table:table-cell office:value-type="float" office:value="7.7999999999999999E-5" table:style-name="ce5">
            <text:p>7,800E-05</text:p>
          </table:table-cell>
          <table:table-cell office:value-type="float" office:value="8.61E-4" table:style-name="ce5">
            <text:p>8,610E-04</text:p>
          </table:table-cell>
          <table:table-cell office:value-type="float" office:value="7.6559999999999996E-3" table:style-name="ce5">
            <text:p>7,656E-0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2 процесса</text:p>
          </table:table-cell>
          <table:table-cell office:value-type="float" office:value="1.6336E-2" table:style-name="ce5">
            <text:p>1,634E-02</text:p>
          </table:table-cell>
          <table:table-cell office:value-type="float" office:value="1.1E-4" table:style-name="ce5">
            <text:p>1,100E-04</text:p>
          </table:table-cell>
          <table:table-cell office:value-type="float" office:value="4.9100000000000001E-4" table:style-name="ce5">
            <text:p>4,910E-04</text:p>
          </table:table-cell>
          <table:table-cell office:value-type="float" office:value="7.1840000000000003E-3" table:style-name="ce5">
            <text:p>7,184E-03</text:p>
          </table:table-cell>
          <table:table-cell table:style-name="ce2"/>
          <table:table-cell office:value-type="string" table:style-name="ce3">
            <text:p>2 процесса</text:p>
          </table:table-cell>
          <table:table-cell office:value-type="float" office:value="1.0037000000000001E-2" table:style-name="ce5">
            <text:p>1,004E-02</text:p>
          </table:table-cell>
          <table:table-cell office:value-type="float" office:value="1.0399999999999999E-4" table:style-name="ce5">
            <text:p>1,040E-04</text:p>
          </table:table-cell>
          <table:table-cell office:value-type="float" office:value="3.6499999999999998E-4" table:style-name="ce5">
            <text:p>3,650E-04</text:p>
          </table:table-cell>
          <table:table-cell office:value-type="float" office:value="2.1020000000000001E-3" table:style-name="ce5">
            <text:p>2,102E-0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 процесса</text:p>
          </table:table-cell>
          <table:table-cell office:value-type="float" office:value="4.7149000000000003E-2" table:style-name="ce5">
            <text:p>4,715E-02</text:p>
          </table:table-cell>
          <table:table-cell office:value-type="float" office:value="3.5300000000000002E-4" table:style-name="ce5">
            <text:p>3,530E-04</text:p>
          </table:table-cell>
          <table:table-cell office:value-type="float" office:value="4.1808999999999999E-2" table:style-name="ce5">
            <text:p>4,181E-02</text:p>
          </table:table-cell>
          <table:table-cell office:value-type="float" office:value="4.2097999999999997E-2" table:style-name="ce5">
            <text:p>4,210E-02</text:p>
          </table:table-cell>
          <table:table-cell table:style-name="ce2"/>
          <table:table-cell office:value-type="string" table:style-name="ce3">
            <text:p>3 процесса</text:p>
          </table:table-cell>
          <table:table-cell office:value-type="float" office:value="2.0201E-2" table:style-name="ce5">
            <text:p>2,020E-02</text:p>
          </table:table-cell>
          <table:table-cell office:value-type="float" office:value="1.37E-4" table:style-name="ce5">
            <text:p>1,370E-04</text:p>
          </table:table-cell>
          <table:table-cell office:value-type="float" office:value="2.61E-4" table:style-name="ce5">
            <text:p>2,610E-04</text:p>
          </table:table-cell>
          <table:table-cell office:value-type="float" office:value="1.7340000000000001E-3" table:style-name="ce5">
            <text:p>1,734E-03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4 процесса</text:p>
          </table:table-cell>
          <table:table-cell office:value-type="float" office:value="6.5662999999999999E-2" table:style-name="ce5">
            <text:p>6,566E-02</text:p>
          </table:table-cell>
          <table:table-cell office:value-type="float" office:value="5.5500000000000005E-4" table:style-name="ce5">
            <text:p>5,550E-04</text:p>
          </table:table-cell>
          <table:table-cell office:value-type="float" office:value="4.9777000000000002E-2" table:style-name="ce5">
            <text:p>4,978E-02</text:p>
          </table:table-cell>
          <table:table-cell office:value-type="float" office:value="2.6037000000000001E-2" table:style-name="ce5">
            <text:p>2,604E-02</text:p>
          </table:table-cell>
          <table:table-cell table:style-name="ce2"/>
          <table:table-cell office:value-type="string" table:style-name="ce3">
            <text:p>4 процесса</text:p>
          </table:table-cell>
          <table:table-cell office:value-type="float" office:value="2.0298E-2" table:style-name="ce5">
            <text:p>2,030E-02</text:p>
          </table:table-cell>
          <table:table-cell office:value-type="float" office:value="1.3799999999999999E-4" table:style-name="ce5">
            <text:p>1,380E-04</text:p>
          </table:table-cell>
          <table:table-cell office:value-type="float" office:value="2.1900000000000001E-4" table:style-name="ce5">
            <text:p>2,190E-04</text:p>
          </table:table-cell>
          <table:table-cell office:value-type="float" office:value="1.0859999999999999E-3" table:style-name="ce5">
            <text:p>1,086E-0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AVERAGE INTEGRAL</text:p>
          </table:table-cell>
          <table:table-cell office:value-type="float" office:value="1.0121248353779699" table:formula="of:=AVERAGE([.B32]; [.B34]; [.B36]; [.B38] )" table:style-name="ce7">
            <text:p>1,012E+00</text:p>
          </table:table-cell>
          <table:table-cell office:value-type="float" office:value="1.01212009237252" table:formula="of:=AVERAGE([.C32]; [.C34]; [.C36]; [.C38] )" table:style-name="ce7">
            <text:p>1,012E+00</text:p>
          </table:table-cell>
          <table:table-cell office:value-type="float" office:value="1.0121200449432" table:formula="of:=AVERAGE([.D32]; [.D34]; [.D36]; [.D38] )" table:style-name="ce7">
            <text:p>1,012E+00</text:p>
          </table:table-cell>
          <table:table-cell office:value-type="float" office:value="1.0121200444689076" table:formula="of:=AVERAGE([.E32]; [.E34]; [.E36]; [.E38] )" table:style-name="ce7">
            <text:p>1,012E+00</text:p>
          </table:table-cell>
          <table:table-cell table:style-name="ce2"/>
          <table:table-cell office:value-type="string" table:style-name="ce6">
            <text:p>AVERAGE INTEGRAL</text:p>
          </table:table-cell>
          <table:table-cell office:value-type="float" office:value="1.0121248353779699" table:formula="of:=AVERAGE([.H32]; [.H34]; [.H36]; [.H38] )" table:style-name="ce7">
            <text:p>1,012E+00</text:p>
          </table:table-cell>
          <table:table-cell office:value-type="float" office:value="1.01333464217497" table:formula="of:=AVERAGE([.I32]; [.I34]; [.I36]; [.I38] )" table:style-name="ce7">
            <text:p>1,013E+00</text:p>
          </table:table-cell>
          <table:table-cell office:value-type="float" office:value="1.01224164510026" table:formula="of:=AVERAGE([.J32]; [.J34]; [.J36]; [.J38] )" table:style-name="ce7">
            <text:p>1,012E+00</text:p>
          </table:table-cell>
          <table:table-cell office:value-type="float" office:value="1.0121321913686476" table:formula="of:=AVERAGE([.K32]; [.K34]; [.K36]; [.K38] )" table:style-name="ce7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VERAGE ERROR</text:p>
          </table:table-cell>
          <table:table-cell office:value-type="float" office:value="4.7909138565499993E-6" table:formula="of:=AVERAGE([.B33];[.B35];[.B37];[.B39])" table:style-name="ce5">
            <text:p>4,791E-06</text:p>
          </table:table-cell>
          <table:table-cell office:value-type="float" office:value="4.7908399649999994E-8" table:formula="of:=AVERAGE([.C33];[.C35];[.C37];[.C39])" table:style-name="ce5">
            <text:p>4,791E-08</text:p>
          </table:table-cell>
          <table:table-cell office:value-type="float" office:value="4.7908245000000002E-10" table:formula="of:=AVERAGE([.D33];[.D35];[.D37];[.D39])" table:style-name="ce5">
            <text:p>4,791E-10</text:p>
          </table:table-cell>
          <table:table-cell office:value-type="float" office:value="4.7900250000000003E-12" table:formula="of:=AVERAGE([.E33];[.E35];[.E37];[.E39])" table:style-name="ce5">
            <text:p>4,790E-12</text:p>
          </table:table-cell>
          <table:table-cell table:style-name="ce2"/>
          <table:table-cell office:value-type="string" table:style-name="ce3">
            <text:p>AVERAGE ERROR</text:p>
          </table:table-cell>
          <table:table-cell office:value-type="float" office:value="4.7909138564999998E-6" table:formula="of:=AVERAGE([.H33];[.H35];[.H37];[.H39])" table:style-name="ce5">
            <text:p>4,791E-06</text:p>
          </table:table-cell>
          <table:table-cell office:value-type="float" office:value="1.2145977108532499E-3" table:formula="of:=AVERAGE([.I33];[.I35];[.I37];[.I39])" table:style-name="ce5">
            <text:p>1,215E-03</text:p>
          </table:table-cell>
          <table:table-cell office:value-type="float" office:value="1.216006361434E-4" table:formula="of:=AVERAGE([.J33];[.J35];[.J37];[.J39])" table:style-name="ce5">
            <text:p>1,216E-04</text:p>
          </table:table-cell>
          <table:table-cell office:value-type="float" office:value="1.2146904531375001E-5" table:formula="of:=AVERAGE([.K33];[.K35];[.K37];[.K39])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Integral</text:p>
          </table:table-cell>
          <table:table-cell office:value-type="float" office:value="1.0121248353779699" table:style-name="ce8">
            <text:p>1,012E+00</text:p>
          </table:table-cell>
          <table:table-cell office:value-type="float" office:value="1.01212009237252" table:style-name="ce8">
            <text:p>1,012E+00</text:p>
          </table:table-cell>
          <table:table-cell office:value-type="float" office:value="1.0121200449432" table:style-name="ce8">
            <text:p>1,012E+00</text:p>
          </table:table-cell>
          <table:table-cell office:value-type="float" office:value="1.01212004446891" table:style-name="ce8">
            <text:p>1,012E+00</text:p>
          </table:table-cell>
          <table:table-cell table:style-name="ce2"/>
          <table:table-cell office:value-type="string" table:style-name="ce6">
            <text:p>Integral</text:p>
          </table:table-cell>
          <table:table-cell office:value-type="float" office:value="1.0121248353779699" table:style-name="ce8">
            <text:p>1,012E+00</text:p>
          </table:table-cell>
          <table:table-cell office:value-type="float" office:value="1.01333464217497" table:style-name="ce8">
            <text:p>1,013E+00</text:p>
          </table:table-cell>
          <table:table-cell office:value-type="float" office:value="1.01224164510026" table:style-name="ce8">
            <text:p>1,012E+00</text:p>
          </table:table-cell>
          <table:table-cell office:value-type="float" office:value="1.0121321913686501" table:style-name="ce8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4.79083998E-8" table:style-name="ce5">
            <text:p>4,791E-08</text:p>
          </table:table-cell>
          <table:table-cell office:value-type="float" office:value="4.7907999999999996E-10" table:style-name="ce5">
            <text:p>4,791E-10</text:p>
          </table:table-cell>
          <table:table-cell office:value-type="float" office:value="4.7897999999999996E-12" table:style-name="ce5">
            <text:p>4,790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1.2145977108534E-3" table:style-name="ce5">
            <text:p>1,215E-03</text:p>
          </table:table-cell>
          <table:table-cell office:value-type="float" office:value="1.2160063614119999E-4" table:style-name="ce5">
            <text:p>1,216E-04</text:p>
          </table:table-cell>
          <table:table-cell office:value-type="float" office:value="1.2146904531200001E-5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212009237252" table:style-name="ce5">
            <text:p>1,012E+00</text:p>
          </table:table-cell>
          <table:table-cell office:value-type="float" office:value="1.0121200449432" table:style-name="ce5">
            <text:p>1,012E+00</text:p>
          </table:table-cell>
          <table:table-cell office:value-type="float" office:value="1.01212004446891" table:style-name="ce5">
            <text:p>1,012E+00</text:p>
          </table:table-cell>
          <table:table-cell table:style-name="ce2"/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333464217497" table:style-name="ce5">
            <text:p>1,013E+00</text:p>
          </table:table-cell>
          <table:table-cell office:value-type="float" office:value="1.01224164510026" table:style-name="ce5">
            <text:p>1,012E+00</text:p>
          </table:table-cell>
          <table:table-cell office:value-type="float" office:value="1.0121321913686501" table:style-name="ce5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4.7909138563999999E-6" table:style-name="ce5">
            <text:p>4,791E-06</text:p>
          </table:table-cell>
          <table:table-cell office:value-type="float" office:value="4.79083994E-8" table:style-name="ce5">
            <text:p>4,791E-08</text:p>
          </table:table-cell>
          <table:table-cell office:value-type="float" office:value="4.7908489999999997E-10" table:style-name="ce5">
            <text:p>4,791E-10</text:p>
          </table:table-cell>
          <table:table-cell office:value-type="float" office:value="4.7927E-12" table:style-name="ce5">
            <text:p>4,793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3999999E-6" table:style-name="ce5">
            <text:p>4,791E-06</text:p>
          </table:table-cell>
          <table:table-cell office:value-type="float" office:value="1.2145977108529999E-3" table:style-name="ce5">
            <text:p>1,215E-03</text:p>
          </table:table-cell>
          <table:table-cell office:value-type="float" office:value="1.216006361456E-4" table:style-name="ce5">
            <text:p>1,216E-04</text:p>
          </table:table-cell>
          <table:table-cell office:value-type="float" office:value="1.21469045339E-5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212009237252" table:style-name="ce5">
            <text:p>1,012E+00</text:p>
          </table:table-cell>
          <table:table-cell office:value-type="float" office:value="1.0121200449432" table:style-name="ce5">
            <text:p>1,012E+00</text:p>
          </table:table-cell>
          <table:table-cell office:value-type="float" office:value="1.0121200444689" table:style-name="ce5">
            <text:p>1,012E+00</text:p>
          </table:table-cell>
          <table:table-cell table:style-name="ce2"/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333464217497" table:style-name="ce5">
            <text:p>1,013E+00</text:p>
          </table:table-cell>
          <table:table-cell office:value-type="float" office:value="1.01224164510026" table:style-name="ce5">
            <text:p>1,012E+00</text:p>
          </table:table-cell>
          <table:table-cell office:value-type="float" office:value="1.0121321913686401" table:style-name="ce5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4.7908399600000003E-8" table:style-name="ce5">
            <text:p>4,791E-08</text:p>
          </table:table-cell>
          <table:table-cell office:value-type="float" office:value="4.7908180000000002E-10" table:style-name="ce5">
            <text:p>4,791E-10</text:p>
          </table:table-cell>
          <table:table-cell office:value-type="float" office:value="4.7867000000000002E-12" table:style-name="ce5">
            <text:p>4,787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1.2145977108532001E-3" table:style-name="ce5">
            <text:p>1,215E-03</text:p>
          </table:table-cell>
          <table:table-cell office:value-type="float" office:value="1.216006361427E-4" table:style-name="ce5">
            <text:p>1,216E-04</text:p>
          </table:table-cell>
          <table:table-cell office:value-type="float" office:value="1.2146904528100001E-5" table:style-name="ce5">
            <text:p>1,215E-05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212009237252" table:style-name="ce5">
            <text:p>1,012E+00</text:p>
          </table:table-cell>
          <table:table-cell office:value-type="float" office:value="1.0121200449432" table:style-name="ce5">
            <text:p>1,012E+00</text:p>
          </table:table-cell>
          <table:table-cell office:value-type="float" office:value="1.01212004446891" table:style-name="ce5">
            <text:p>1,012E+00</text:p>
          </table:table-cell>
          <table:table-cell table:style-name="ce2"/>
          <table:table-cell office:value-type="string" table:style-name="ce3">
            <text:p>Integral</text:p>
          </table:table-cell>
          <table:table-cell office:value-type="float" office:value="1.0121248353779699" table:style-name="ce5">
            <text:p>1,012E+00</text:p>
          </table:table-cell>
          <table:table-cell office:value-type="float" office:value="1.01333464217497" table:style-name="ce5">
            <text:p>1,013E+00</text:p>
          </table:table-cell>
          <table:table-cell office:value-type="float" office:value="1.01224164510026" table:style-name="ce5">
            <text:p>1,012E+00</text:p>
          </table:table-cell>
          <table:table-cell office:value-type="float" office:value="1.0121321913686501" table:style-name="ce5">
            <text:p>1,012E+0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rror</text:p>
          </table:table-cell>
          <table:table-cell office:value-type="float" office:value="4.7909138565999996E-6" table:style-name="ce5">
            <text:p>4,791E-06</text:p>
          </table:table-cell>
          <table:table-cell office:value-type="float" office:value="4.79083998E-8" table:style-name="ce5">
            <text:p>4,791E-08</text:p>
          </table:table-cell>
          <table:table-cell office:value-type="float" office:value="4.7908310000000002E-10" table:style-name="ce5">
            <text:p>4,791E-10</text:p>
          </table:table-cell>
          <table:table-cell office:value-type="float" office:value="4.7908999999999997E-12" table:style-name="ce5">
            <text:p>4,791E-12</text:p>
          </table:table-cell>
          <table:table-cell table:style-name="ce2"/>
          <table:table-cell office:value-type="string" table:style-name="ce3">
            <text:p>Error</text:p>
          </table:table-cell>
          <table:table-cell office:value-type="float" office:value="4.7909138563999999E-6" table:style-name="ce5">
            <text:p>4,791E-06</text:p>
          </table:table-cell>
          <table:table-cell office:value-type="float" office:value="1.2145977108534E-3" table:style-name="ce5">
            <text:p>1,215E-03</text:p>
          </table:table-cell>
          <table:table-cell office:value-type="float" office:value="1.216006361441E-4" table:style-name="ce5">
            <text:p>1,216E-04</text:p>
          </table:table-cell>
          <table:table-cell office:value-type="float" office:value="1.21469045323E-5" table:style-name="ce5">
            <text:p>1,215E-05</text:p>
          </table:table-cell>
          <table:table-cell table:number-columns-repeated="16373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scientific-number number:decimal-places="3" number:min-decimal-places="3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luzinsan</dc:creator>
    <meta:creation-date>2023-09-16T14:39:07Z</meta:creation-date>
    <dc:date>2023-10-02T08:47:16Z</dc:date>
    <meta:editing-cycles>7</meta:editing-cycles>
    <meta:editing-duration>PT9645S</meta:editing-duration>
  </office:meta>
</office:document-meta>
</file>